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list-style-name="LFO1" style:family="paragraph">
      <style:text-properties fo:font-weight="bold" style:font-weight-asian="bold" style:font-weight-complex="bold"/>
    </style:style>
    <style:style style:name="P3" style:parent-style-name="Standard" style:list-style-name="LFO1" style:family="paragraph"/>
    <style:style style:name="T4" style:parent-style-name="Car.predefinitoparagrafo" style:family="text">
      <style:text-properties fo:font-weight="bold" style:font-weight-asian="bold" style:font-weight-complex="bold"/>
    </style:style>
    <style:style style:name="P5" style:parent-style-name="Standard" style:family="paragraph">
      <style:paragraph-properties fo:margin-left="0.0416in">
        <style:tab-stops/>
      </style:paragraph-properties>
    </style:style>
    <style:style style:name="T6" style:parent-style-name="Car.predefinitoparagrafo" style:family="text">
      <style:text-properties fo:font-weight="bold" style:font-weight-asian="bold" style:font-weight-complex="bold"/>
    </style:style>
    <style:style style:name="P7" style:parent-style-name="Standard" style:list-style-name="LFO1" style:family="paragraph"/>
    <style:style style:name="T8" style:parent-style-name="Car.predefinitoparagrafo" style:family="text">
      <style:text-properties fo:font-weight="bold" style:font-weight-asian="bold" style:font-weight-complex="bold"/>
    </style:style>
    <style:style style:name="P9" style:parent-style-name="Standard" style:family="paragraph">
      <style:paragraph-properties fo:margin-left="0.0416in">
        <style:tab-stops/>
      </style:paragraph-properties>
    </style:style>
    <style:style style:name="P10" style:parent-style-name="Standard" style:list-style-name="LFO1" style:family="paragraph"/>
    <style:style style:name="T11" style:parent-style-name="Car.predefinitoparagrafo" style:family="text">
      <style:text-properties fo:font-weight="bold" style:font-weight-asian="bold" style:font-weight-complex="bold"/>
    </style:style>
    <style:style style:name="P12" style:parent-style-name="Standard" style:family="paragraph">
      <style:paragraph-properties fo:margin-left="0.0416in">
        <style:tab-stops/>
      </style:paragraph-properties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P14" style:parent-style-name="Standard" style:family="paragraph">
      <style:paragraph-properties fo:margin-left="0.0416in">
        <style:tab-stops/>
      </style:paragraph-properties>
    </style:style>
    <style:style style:name="P15" style:parent-style-name="Standard" style:family="paragraph">
      <style:paragraph-properties fo:margin-left="0.0416in">
        <style:tab-stops/>
      </style:paragraph-properties>
    </style:style>
    <style:style style:name="T16" style:parent-style-name="Car.predefinitoparagrafo" style:family="text">
      <style:text-properties fo:font-weight="bold" style:font-weight-asian="bold" style:font-weight-complex="bold"/>
    </style:style>
    <style:style style:name="T17" style:parent-style-name="Car.predefinitoparagrafo" style:family="text">
      <style:text-properties fo:font-weight="bold" style:font-weight-asian="bold" style:font-weight-complex="bold"/>
    </style:style>
    <style:style style:name="T18" style:parent-style-name="Car.predefinitoparagrafo" style:family="text">
      <style:text-properties fo:font-weight="bold" style:font-weight-asian="bold" style:font-weight-complex="bold"/>
    </style:style>
    <style:style style:name="T19" style:parent-style-name="Car.predefinitoparagrafo" style:family="text">
      <style:text-properties fo:font-weight="bold" style:font-weight-asian="bold" style:font-weight-complex="bold"/>
    </style:style>
    <style:style style:name="T20" style:parent-style-name="Car.predefinitoparagrafo" style:family="text">
      <style:text-properties fo:font-weight="bold" style:font-weight-asian="bold" style:font-weight-complex="bold"/>
    </style:style>
    <style:style style:name="T21" style:parent-style-name="Car.predefinitoparagrafo" style:family="text">
      <style:text-properties fo:font-weight="bold" style:font-weight-asian="bold" style:font-weight-complex="bold"/>
    </style:style>
    <style:style style:name="P22" style:parent-style-name="Standard" style:list-style-name="LFO2" style:family="paragraph"/>
    <style:style style:name="T23" style:parent-style-name="Car.predefinitoparagrafo" style:family="text">
      <style:text-properties fo:font-weight="bold" style:font-weight-asian="bold" style:font-weight-complex="bold"/>
    </style:style>
    <style:style style:name="P24" style:parent-style-name="Standard" style:list-style-name="LFO2" style:family="paragraph"/>
    <style:style style:name="T25" style:parent-style-name="Car.predefinitoparagrafo" style:family="text">
      <style:text-properties fo:font-weight="bold" style:font-weight-asian="bold" style:font-weight-complex="bold"/>
    </style:style>
    <style:style style:name="T26" style:parent-style-name="Car.predefinitoparagrafo" style:family="text">
      <style:text-properties fo:font-weight="bold" style:font-weight-asian="bold" style:font-weight-complex="bold"/>
    </style:style>
    <style:style style:name="P27" style:parent-style-name="Standard" style:list-style-name="LFO2" style:family="paragraph"/>
    <style:style style:name="T28" style:parent-style-name="Car.predefinitoparagrafo" style:family="text">
      <style:text-properties fo:font-weight="bold" style:font-weight-asian="bold" style:font-weight-complex="bold"/>
    </style:style>
    <style:style style:name="P29" style:parent-style-name="Standard" style:list-style-name="LFO2" style:family="paragraph"/>
    <style:style style:name="T30" style:parent-style-name="Car.predefinitoparagrafo" style:family="text">
      <style:text-properties fo:font-weight="bold" style:font-weight-asian="bold" style:font-weight-complex="bold"/>
    </style:style>
    <style:style style:name="T31" style:parent-style-name="Car.predefinitoparagrafo" style:family="text">
      <style:text-properties fo:font-weight="bold" style:font-weight-asian="bold" style:font-weight-complex="bold"/>
    </style:style>
    <style:style style:name="T32" style:parent-style-name="Car.predefinitoparagrafo" style:family="text">
      <style:text-properties fo:font-weight="bold" style:font-weight-asian="bold" style:font-weight-complex="bold"/>
    </style:style>
    <style:style style:name="T33" style:parent-style-name="Car.predefinitoparagrafo" style:family="text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T35" style:parent-style-name="Car.predefinitoparagrafo" style:family="text">
      <style:text-properties fo:font-style="italic" style:font-style-asian="italic" style:font-style-complex="italic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T37" style:parent-style-name="Car.predefinitoparagrafo" style:family="text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T39" style:parent-style-name="Car.predefinitoparagrafo" style:family="text">
      <style:text-properties fo:font-weight="bold" style:font-weight-asian="bold" style:font-weight-complex="bold"/>
    </style:style>
    <style:style style:name="T40" style:parent-style-name="Car.predefinitoparagrafo" style:family="text">
      <style:text-properties fo:font-weight="bold" style:font-weight-asian="bold" style:font-weight-complex="bold"/>
    </style:style>
    <style:style style:name="T41" style:parent-style-name="Car.predefinitoparagrafo" style:family="text">
      <style:text-properties fo:font-style="italic" style:font-style-asian="italic" style:font-style-complex="italic"/>
    </style:style>
    <style:style style:name="P42" style:parent-style-name="Standard" style:list-style-name="LFO1" style:family="paragraph"/>
    <style:style style:name="T43" style:parent-style-name="Car.predefinitoparagrafo" style:family="text">
      <style:text-properties fo:font-weight="bold" style:font-weight-asian="bold" style:font-weight-complex="bold"/>
    </style:style>
    <style:style style:name="T44" style:parent-style-name="Car.predefinitoparagrafo" style:family="text">
      <style:text-properties fo:font-weight="bold" style:font-weight-asian="bold" style:font-weight-complex="bold"/>
    </style:style>
    <style:style style:name="T45" style:parent-style-name="Car.predefinitoparagrafo" style:family="text">
      <style:text-properties fo:font-weight="bold" style:font-weight-asian="bold" style:font-weight-complex="bold"/>
    </style:style>
    <style:style style:name="T46" style:parent-style-name="Car.predefinitoparagrafo" style:family="text">
      <style:text-properties fo:font-weight="bold" style:font-weight-asian="bold" style:font-weight-complex="bold"/>
    </style:style>
    <style:style style:name="T47" style:parent-style-name="Car.predefinitoparagrafo" style:family="text">
      <style:text-properties fo:font-weight="bold" style:font-weight-asian="bold" style:font-weight-complex="bold"/>
    </style:style>
    <style:style style:name="P48" style:parent-style-name="Standard" style:list-style-name="LFO1" style:family="paragraph"/>
    <style:style style:name="T49" style:parent-style-name="Car.predefinitoparagrafo" style:family="text">
      <style:text-properties fo:font-weight="bold" style:font-weight-asian="bold" style:font-weight-complex="bold"/>
    </style:style>
    <style:style style:name="T50" style:parent-style-name="Car.predefinitoparagrafo" style:family="text">
      <style:text-properties fo:font-weight="bold" style:font-weight-asian="bold" style:font-weight-complex="bold"/>
    </style:style>
    <style:style style:name="T51" style:parent-style-name="Car.predefinitoparagrafo" style:family="text">
      <style:text-properties fo:font-weight="bold" style:font-weight-asian="bold" style:font-weight-complex="bold"/>
    </style:style>
    <style:style style:name="P52" style:parent-style-name="Standard" style:list-style-name="LFO1" style:family="paragraph"/>
    <style:style style:name="T53" style:parent-style-name="Car.predefinitoparagrafo" style:family="text">
      <style:text-properties fo:font-weight="bold" style:font-weight-asian="bold" style:font-weight-complex="bold"/>
    </style:style>
    <style:style style:name="T54" style:parent-style-name="Car.predefinitoparagrafo" style:family="text">
      <style:text-properties fo:font-weight="bold" style:font-weight-asian="bold" style:font-weight-complex="bold"/>
    </style:style>
    <style:style style:name="T55" style:parent-style-name="Car.predefinitoparagrafo" style:family="text">
      <style:text-properties fo:font-weight="bold" style:font-weight-asian="bold" style:font-weight-complex="bold"/>
    </style:style>
    <style:style style:name="P56" style:parent-style-name="Standard" style:list-style-name="LFO1" style:family="paragraph"/>
    <style:style style:name="T57" style:parent-style-name="Car.predefinitoparagrafo" style:family="text">
      <style:text-properties fo:font-weight="bold" style:font-weight-asian="bold" style:font-weight-complex="bold"/>
    </style:style>
    <style:style style:name="T58" style:parent-style-name="Car.predefinitoparagrafo" style:family="text">
      <style:text-properties fo:font-weight="bold" style:font-weight-asian="bold" style:font-weight-complex="bold"/>
    </style:style>
    <style:style style:name="T59" style:parent-style-name="Car.predefinitoparagrafo" style:family="text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T61" style:parent-style-name="Car.predefinitoparagrafo" style:family="text">
      <style:text-properties fo:font-style="italic" style:font-style-asian="italic" style:font-style-complex="italic"/>
    </style:style>
    <style:style style:name="T62" style:parent-style-name="Car.predefinitoparagrafo" style:family="text">
      <style:text-properties fo:font-style="italic" style:font-style-asian="italic" style:font-style-complex="italic"/>
    </style:style>
    <style:style style:name="P63" style:parent-style-name="Standard" style:family="paragraph">
      <style:text-properties fo:font-weight="bold" style:font-weight-asian="bold" style:font-weight-complex="bold" fo:language="en" fo:country="US"/>
    </style:style>
    <style:style style:name="P64" style:parent-style-name="Standard" style:list-style-name="LFO1" style:family="paragraph"/>
    <style:style style:name="T65" style:parent-style-name="Car.predefinitoparagrafo" style:family="text">
      <style:text-properties fo:font-weight="bold" style:font-weight-asian="bold" style:font-weight-complex="bold"/>
    </style:style>
    <style:style style:name="P66" style:parent-style-name="Standard" style:list-style-name="LFO1" style:family="paragraph"/>
    <style:style style:name="T67" style:parent-style-name="Car.predefinitoparagrafo" style:family="text">
      <style:text-properties fo:font-weight="bold" style:font-weight-asian="bold" style:font-weight-complex="bold"/>
    </style:style>
    <style:style style:name="P68" style:parent-style-name="Standard" style:list-style-name="LFO1" style:family="paragraph"/>
    <style:style style:name="T69" style:parent-style-name="Car.predefinitoparagrafo" style:family="text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T72" style:parent-style-name="Car.predefinitoparagrafo" style:family="text">
      <style:text-properties fo:font-style="italic" style:font-style-asian="italic" style:font-style-complex="italic"/>
    </style:style>
    <style:style style:name="T73" style:parent-style-name="Car.predefinitoparagrafo" style:family="text">
      <style:text-properties fo:font-style="italic" style:font-style-asian="italic" style:font-style-complex="italic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T75" style:parent-style-name="Car.predefinitoparagrafo" style:family="text">
      <style:text-properties fo:font-style="italic" style:font-style-asian="italic" style:font-style-complex="italic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T77" style:parent-style-name="Car.predefinitoparagrafo" style:family="text">
      <style:text-properties fo:font-weight="bold" style:font-weight-asian="bold" style:font-weight-complex="bold"/>
    </style:style>
    <style:style style:name="P78" style:parent-style-name="Standard" style:list-style-name="LFO1" style:family="paragraph"/>
    <style:style style:name="T7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0" style:parent-style-name="Standard" style:list-style-name="LFO1" style:family="paragraph"/>
    <style:style style:name="T8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2" style:parent-style-name="Standard" style:list-style-name="LFO1" style:family="paragraph"/>
    <style:style style:name="T8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4" style:parent-style-name="Standard" style:list-style-name="LFO1" style:family="paragraph"/>
    <style:style style:name="T8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6" style:parent-style-name="Standard" style:list-style-name="LFO1" style:family="paragraph"/>
    <style:style style:name="T8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T89" style:parent-style-name="Car.predefinitoparagrafo" style:family="text">
      <style:text-properties fo:font-weight="bold" style:font-weight-asian="bold" style:font-weight-complex="bold"/>
    </style:style>
    <style:style style:name="P90" style:parent-style-name="Standard" style:list-style-name="LFO3" style:family="paragraph"/>
    <style:style style:name="T9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3" style:parent-style-name="Standard" style:family="paragraph">
      <style:paragraph-properties fo:margin-left="0.0416in">
        <style:tab-stops/>
      </style:paragraph-properties>
    </style:style>
    <style:style style:name="P94" style:parent-style-name="Standard" style:list-style-name="LFO3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5" style:parent-style-name="Standard" style:list-style-name="LFO3" style:family="paragraph"/>
    <style:style style:name="T9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Analisi statica</text:p>
      <text:list text:style-name="LFO1" text:continue-numbering="true">
        <text:list-item>
          <text:p text:style-name="P2">Basica</text:p>
        </text:list-item>
      </text:list>
      <text:p text:style-name="Standard">Analisi di un malware a livello superficiale; non prevede l’avvio dell’eseguibile, ma si limita ad analizzarne l’header per vedere le sezioni che lo compongono e le librerie che utilizza.</text:p>
      <text:list text:style-name="LFO1" text:continue-numbering="true">
        <text:list-item>
          <text:p text:style-name="P3"><text:span text:style-name="T4">Avanzata</text:span></text:p>
        </text:list-item>
      </text:list>
      <text:p text:style-name="P5">Prevede l’utilizzo di un disassembler, ovvero un software in grado di fornire le istruzioni Assembly che compongono un eseguibile.</text:p>
      <text:p text:style-name="Standard"/>
      <text:p text:style-name="Standard"><text:span text:style-name="T6">Analisi dinamica</text:span></text:p>
      <text:list text:style-name="LFO1" text:continue-numbering="true">
        <text:list-item>
          <text:p text:style-name="P7"><text:span text:style-name="T8">Basica</text:span></text:p>
        </text:list-item>
      </text:list>
      <text:p text:style-name="P9">Prevede l’esecuzione sicura in ambiente di laboratorio virtuale del malware, al fine di analizzarne il comportamento in runtime.</text:p>
      <text:list text:style-name="LFO1" text:continue-numbering="true">
        <text:list-item>
          <text:p text:style-name="P10"><text:span text:style-name="T11">Avanzata</text:span></text:p>
        </text:list-item>
      </text:list>
      <text:p text:style-name="P12">Viene eseguita l’analisi dinamica del malware attraverso l’utilizzo di un<text:s/><text:span text:style-name="T13">debugger</text:span>, ovvero<text:s/>uno strumento di sviluppo molto specializzato che si collega all'app in esecuzione e consente di controllare il codice.</text:p>
      <text:p text:style-name="P14"/>
      <text:p text:style-name="P15"><text:span text:style-name="T16">Parametri (come viene gestita la ram?)</text:span></text:p>
      <text:p text:style-name="Standard">I parametri sono gli identificatori associati internamente ai valori che vengono passati ad una funzione.</text:p>
      <text:p text:style-name="Standard">Nel linguaggio Assembly x86 i parametri vengono scritti nella forma<text:s/><text:span text:style-name="T17">nomevariabile</text:span><text:s/><text:span text:style-name="T18">[ebp+offset].</text:span></text:p>
      <text:p text:style-name="Standard"><text:line-break/><text:span text:style-name="T19">Variabili locali e globali (come viene gestita la ram?)</text:span></text:p>
      <text:p text:style-name="Standard">Una variabile, in informatica, è un contenitore di dati situato in una porzione di memoria destinata a contenere valori, suscettibili di modifica nel corso dell'esecuzione di un programma.<text:s/></text:p>
      <text:p text:style-name="Standard">Può essere locale (se definita limitatamente ad una singola funzione o porzione di codice) o globale (se viene definita a monte dell'intero eseguibile e quindi utilizzabile da tutte le funzioni del programma).</text:p>
      <text:p text:style-name="Standard"><text:line-break/><text:span text:style-name="T20">S</text:span><text:span text:style-name="T21">ezioni (perché esistono? cosa contengono?)</text:span></text:p>
      <text:p text:style-name="Standard">Le sezioni sono<text:s/>delle<text:s/>porzioni dell’eseguibile<text:s/>che<text:s/>accedono ad una determinata risorsa<text:s/>o ad una parte di essa. Servono a contenere tutti gli elementi necessari all’esecuzione.<text:s/></text:p>
      <text:p text:style-name="Standard">Comunemente le<text:s/>sezioni si dividono in:</text:p>
      <text:list text:style-name="LFO2" text:continue-numbering="true">
        <text:list-item>
          <text:p text:style-name="P22"><text:span text:style-name="T23">.text</text:span>: contiene le righe di codice che verranno eseguite;</text:p>
        </text:list-item>
        <text:list-item>
          <text:p text:style-name="P24"><text:span text:style-name="T25">.</text:span><text:span text:style-name="T26">rdata</text:span>: contiene le librerie o funzioni che vengono importate ed esportate;</text:p>
        </text:list-item>
        <text:list-item>
          <text:p text:style-name="P27">.<text:span text:style-name="T28">data</text:span>: contiene le variabili globali, le quali devono essere accessibili da qualsiasi punto del codice;</text:p>
        </text:list-item>
        <text:list-item>
          <text:p text:style-name="P29"><text:span text:style-name="T30">.</text:span><text:span text:style-name="T31">rsrc</text:span>: contiene le risorse utilizzate dall’eseguibile come ad esempio icone, immagini, menù<text:s/>e stringhe che non sono parte dell’eseguibile stesso;</text:p>
        </text:list-item>
      </text:list>
      <text:p text:style-name="Standard"><text:line-break/><text:span text:style-name="T32">L</text:span><text:span text:style-name="T33">ibrerie</text:span></text:p>
      <text:p text:style-name="Standard">Le librerie sono insiemi di funzioni o API predefinite.</text:p>
      <text:p text:style-name="Standard">Sono solitamente<text:s/>predisposte per essere riutilizzate da altri programmi software attraverso un'opportuna procedura di collegamento.</text:p>
      <text:p text:style-name="Standard"/>
      <text:p text:style-name="P34">Funzioni</text:p>
      <text:p text:style-name="Standard">Una<text:s/><text:span text:style-name="T35">funzione</text:span><text:s/>è un'unità di organizzazione del codice che permette di raggruppare una sequenza di istruzioni in un unico blocco, caratterizzato da un nome, dei parametri in ingresso e uno o più dati restituiti in uscita.</text:p>
      <text:p text:style-name="Standard"/>
      <text:p text:style-name="P36">Oggetto</text:p>
      <text:p text:style-name="Standard">Con il termine oggetto, in informatica ed in particolar modo nell'ambito della programmazione, si<text:s/><text:soft-page-break/>intende nella maniera più generica una regione di memoria allocata.</text:p>
      <text:p text:style-name="Standard"><text:line-break/><text:span text:style-name="T37">API</text:span></text:p>
      <text:p text:style-name="Standard">Le API (Application Programming Interface) sono delle funzioni specifiche che permettono la comunicazione fra un eseguibile ed il sistema operativo.<text:s/></text:p>
      <text:p text:style-name="Standard">È particolarmente importante conoscerne le funzionalità nella fase di comprensione del comportamento di un malware perché le API ci permettono di capire nel dettaglio come<text:s/>il programma si interfacci con il sistema operativo sul quale opera.<text:s/></text:p>
      <text:p text:style-name="P38"/>
      <text:p text:style-name="Standard"><text:span text:style-name="T39">G</text:span><text:span text:style-name="T40">estione memoria</text:span></text:p>
      <text:p text:style-name="Standard">La memoria RAM<text:s/>(<text:span text:style-name="T41">Random Access Memory</text:span>) viene<text:s/>allocata<text:s/>in<text:s/>diverse porzioni (in base al numero di applicazioni in funzione in<text:s/>un dato istante).</text:p>
      <text:p text:style-name="Standard">Ogni porzione viene ulteriormente divisa in segmenti:</text:p>
      <text:p text:style-name="Standard"/>
      <text:list text:style-name="LFO1" text:continue-numbering="true">
        <text:list-item>
          <text:p text:style-name="P42"><text:span text:style-name="T43">segmento<text:s/></text:span><text:span text:style-name="T44">C</text:span><text:span text:style-name="T45">ode/</text:span><text:span text:style-name="T46">T</text:span><text:span text:style-name="T47">ext</text:span>:<text:s/>contiene le istruzioni de eseguire</text:p>
        </text:list-item>
      </text:list>
      <text:p text:style-name="Standard"/>
      <text:list text:style-name="LFO1" text:continue-numbering="true">
        <text:list-item>
          <text:p text:style-name="P48"><text:span text:style-name="T49">segmento<text:s/></text:span><text:span text:style-name="T50">D</text:span><text:span text:style-name="T51">ata</text:span>:<text:s/>contiene variabili globali</text:p>
        </text:list-item>
      </text:list>
      <text:p text:style-name="Standard"/>
      <text:list text:style-name="LFO1" text:continue-numbering="true">
        <text:list-item>
          <text:p text:style-name="P52"><text:span text:style-name="T53">segmento<text:s/></text:span><text:span text:style-name="T54">H</text:span><text:span text:style-name="T55">eap</text:span>: un segmento<text:s/>allocato<text:s/>dinamicamente<text:s/>e accessibile dall’utente<text:s/>che contiene dati permanenti a meno che non venga terminata l’esecuzione del programma o gli stessi dati vengano eliminati.</text:p>
        </text:list-item>
      </text:list>
      <text:p text:style-name="Standard"/>
      <text:list text:style-name="LFO1" text:continue-numbering="true">
        <text:list-item>
          <text:p text:style-name="P56"><text:span text:style-name="T57">segmento<text:s/></text:span><text:span text:style-name="T58">S</text:span><text:span text:style-name="T59">tack</text:span>:<text:s/>contiene i parametri e le variabili locali<text:s/>utili all’esecuzione di una porzione di codice specifica. Lo stack<text:s/>è una pila, ovvero una struttura dati di tipo LIFO (last in first out) nel quale è possibile inserire (PUSH) o togliere (POP) dati solamente dalla testa della pila.<text:s/></text:p>
        </text:list-item>
      </text:list>
      <text:p text:style-name="Paragrafoelenco"/>
      <text:p text:style-name="P60">IDA Pro</text:p>
      <text:p text:style-name="Standard">L'Interactive Disassembler<text:s/>(<text:span text:style-name="T61">IDA</text:span>), è un disassembler<text:s/>comunemente utilizzato<text:s/>per il<text:s/><text:span text:style-name="T62">reverse engineering</text:span>, ovvero l’applicazione dell’analisi statica dinamica al fine di comprendere dalle singole istruzioni Assembly il funzionamento generale di un eseguibile.</text:p>
      <text:p text:style-name="Standard">Supporta numerosi formati di file eseguibili per diversi processori e sistemi operativi.</text:p>
      <text:p text:style-name="Standard"/>
      <text:p text:style-name="P63">Breakpoint</text:p>
      <text:p text:style-name="Standard">Un breakpoint è una funzionalità di debugging che permette di arrestare l’esecuzione di un programma in un dato istante di tempo.</text:p>
      <text:p text:style-name="Standard">Ne esistono di 3 tipi:</text:p>
      <text:list text:style-name="LFO1" text:continue-numbering="true">
        <text:list-item>
          <text:p text:style-name="P64"><text:span text:style-name="T65">software breakpoint</text:span>: ferma il programma all’esecuzione di una data istruzione;</text:p>
        </text:list-item>
        <text:list-item>
          <text:p text:style-name="P66"><text:span text:style-name="T67">hardware breakpoint</text:span>: stoppa l’esecuzione ad un indirizzo di memoria specifico;</text:p>
        </text:list-item>
        <text:list-item>
          <text:p text:style-name="P68"><text:span text:style-name="T69">breakpoint condizionale</text:span>: arresta il flusso di esecuzione al verificarsi di una condizione.</text:p>
        </text:list-item>
      </text:list>
      <text:p text:style-name="P70"/>
      <text:p text:style-name="P71">OllyDBG</text:p>
      <text:p text:style-name="Standard"><text:span text:style-name="T72">OllyDbg</text:span><text:s/>è un debugger per sistemi Microsoft Windows, disponibile solo in versione a 32 bit.<text:s/>Traccia i registri, riconosce le funzioni e i parametri passati alle principali librerie standard, le chiamate alle API del sistema operativo, eventuali salti condizionali, tabelle, costanti, variabili e stringhe, esplicitando il tutto in istruzioni Assembly e permettendo l’inserimento di<text:s/><text:span text:style-name="T73">breakpoint</text:span><text:s/>al fine di bloccare il flusso d’esecuzioni di uno script.</text:p>
      <text:p text:style-name="Standard"/>
      <text:p text:style-name="P74">Costrutti</text:p>
      <text:p text:style-name="Standard">I<text:s/><text:span text:style-name="T75">costrutti</text:span><text:s/>indicano all'esecutore l'ordine in cui le operazioni devono essere eseguite. Essi devono essere scelti in modo da rispecchiare quanto più possibile i meccanismi che naturalmente vengono usati quando si descrive (ad esempio in italiano) una qualsiasi successione di operazioni. Si dividono in costrutti di sequenza, selezione (if, if-else ecc..) ed iterazione (cicli).</text:p>
      <text:soft-page-break/>
      <text:p text:style-name="P76">Chiavi di registro Windows</text:p>
      <text:p text:style-name="Standard">Il registro di Windows si suddivide in<text:s/>cinque<text:s/>sottocartelle, dette<text:s/><text:span text:style-name="T77">root key</text:span>.</text:p>
      <text:list text:style-name="LFO1" text:continue-numbering="true">
        <text:list-item>
          <text:p text:style-name="P78"><text:span text:style-name="T79">HKEY_LOCAL_MACHINE</text:span>,<text:s/>contiene i record e<text:s/>le configurazioni della macchina;</text:p>
        </text:list-item>
        <text:list-item>
          <text:p text:style-name="P80"><text:span text:style-name="T81">HKEY_CURRENT_USER</text:span>, contiene i record e le<text:s/>configurazioni dell’utente corrente;</text:p>
        </text:list-item>
        <text:list-item>
          <text:p text:style-name="P82"><text:span text:style-name="T83">HKEY_CLASSES_ROOT</text:span>, contiene le informazioni su apertura file ed estensioni;</text:p>
        </text:list-item>
        <text:list-item>
          <text:p text:style-name="P84"><text:span text:style-name="T85">HKEY_CURRENT_CONFIG</text:span>, contiene impostazione e configurazioni hardware;</text:p>
        </text:list-item>
        <text:list-item>
          <text:p text:style-name="P86"><text:span text:style-name="T87">HKEY_USERS</text:span>, configurazioni comuni per gli utenti di sistema.</text:p>
        </text:list-item>
      </text:list>
      <text:p text:style-name="Standard"/>
      <text:p text:style-name="P88">Persistenza</text:p>
      <text:p text:style-name="Standard">Il concetto di<text:s/><text:span text:style-name="T89">persistenza</text:span><text:s/>si riferisce alla caratteristica dei dati di un programma di sopravvivere all'esecuzione del programma stesso che li ha creati: senza questa capacità<text:s/>verrebbero salvati solo in memoria<text:s/>RAM<text:s/>venendo dunque persi allo spegnimento del computer.</text:p>
      <text:p text:style-name="Standard">Un malware dispone di tre possibili modalità per l’ottenimento della persistenza:</text:p>
      <text:list text:style-name="LFO3" text:continue-numbering="true">
        <text:list-item>
          <text:p text:style-name="P90"><text:span text:style-name="T91">M</text:span><text:span text:style-name="T92">odifica delle chiavi di registro</text:span><text:s/></text:p>
        </text:list-item>
      </text:list>
      <text:p text:style-name="P93">Il malware<text:s/>modifica una determinata chiave di registro nel registro Windows. In questo modo verrà eseguito all’avvio del sistema operativo.</text:p>
      <text:list text:style-name="LFO3" text:continue-numbering="true">
        <text:list-item>
          <text:p text:style-name="P94">Task pianificato</text:p>
        </text:list-item>
      </text:list>
      <text:p text:style-name="Standard">Il malware sfrutta la funzionalità dei task pianificati dal sistema operativo. Copiando il percorso del suo eseguibile verrà eseguito ad uno specificato istante e/o con una data frequenza.</text:p>
      <text:list text:style-name="LFO3" text:continue-numbering="true">
        <text:list-item>
          <text:p text:style-name="P95"><text:span text:style-name="T96">Startup Folder</text:span></text:p>
        </text:list-item>
      </text:list>
      <text:p text:style-name="Standard">Il malware copia il suo eseguibile in una delle cartelle di startup. Questa può essere relativa al solo utente corrente o comune a tutti gli utenti.</text:p>
      <text:p text:style-name="P97"/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SimSu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Luigi Benvenuti</dc:creator>
    <meta:creation-date>2024-04-08T11:22:00Z</meta:creation-date>
    <dc:date>2024-04-09T12:21:00Z</dc:date>
    <meta:template xlink:href="Normal" xlink:type="simple"/>
    <meta:editing-cycles>6</meta:editing-cycles>
    <meta:editing-duration>PT40020S</meta:editing-duration>
    <meta:document-statistic meta:page-count="3" meta:paragraph-count="13" meta:word-count="1025" meta:character-count="6855" meta:row-count="48" meta:non-whitespace-character-count="5843"/>
  </office:meta>
</office:document-meta>
</file>